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ssignació</text:span><text:span text:style-name="T1_2"><text:s/></text:span><text:span text:style-name="T1_3">de</text:span><text:span text:style-name="T1_4"><text:s/></text:span><text:span text:style-name="T1_5">responsabilitats</text:span><text:span text:style-name="T1_6"><text:s/></text:span><text:span text:style-name="T1_7">del</text:span><text:span text:style-name="T1_8"><text:s/></text:span><text:span text:style-name="T1_9">domini</text:span><text:span text:style-name="T1_10"><text:s/></text:span><text:span text:style-name="T1_11">a</text:span><text:span text:style-name="T1_12"><text:s/></text:span><text:span text:style-name="T1_13">l</text:span><text:span text:style-name="T1_14">’</text:span><text:span text:style-name="T1_15">esquema</text:span><text:span text:style-name="T1_16"><text:s/></text:span><text:span text:style-name="T1_17">de</text:span><text:span text:style-name="T1_18"><text:s/></text:span><text:span text:style-name="T1_19">la</text:span><text:span text:style-name="T1_20"><text:s/></text:span><text:span text:style-name="T1_21">base</text:span><text:span text:style-name="T1_22"><text:s/></text:span><text:span text:style-name="T1_23">de</text:span><text:span text:style-name="T1_24"><text:s/></text:span><text:span text:style-name="T1_25">dades</text:span><text:span text:style-name="T1_26"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Element</text:span><text:span text:style-name="T2_2"><text:s/></text:span><text:span text:style-name="T2_3">de</text:span><text:span text:style-name="T2_4"><text:s/></text:span><text:span text:style-name="T2_5">la</text:span><text:span text:style-name="T2_6"><text:s/></text:span><text:span text:style-name="T2_7">capa</text:span><text:span text:style-name="T2_8"><text:s/></text:span><text:span text:style-name="T2_9">de</text:span><text:span text:style-name="T2_10"><text:s/></text:span><text:span text:style-name="T2_11">domini</text:span></text:p>
          </table:table-cell>
          <table:table-cell table:style-name="Cell2">
            <text:p text:style-name="P3"><text:span text:style-name="T3_1">Element</text:span><text:span text:style-name="T3_2"><text:s/></text:span><text:span text:style-name="T3_3">de</text:span><text:span text:style-name="T3_4"><text:s/></text:span><text:span text:style-name="T3_5">l</text:span><text:span text:style-name="T3_6">’</text:span><text:span text:style-name="T3_7">esquema</text:span><text:span text:style-name="T3_8"><text:s/></text:span><text:span text:style-name="T3_9">de</text:span><text:span text:style-name="T3_10"><text:s/></text:span><text:span text:style-name="T3_11">la</text:span><text:span text:style-name="T3_12"><text:s/></text:span><text:span text:style-name="T3_13">base</text:span><text:span text:style-name="T3_14"><text:s/></text:span><text:span text:style-name="T3_15">de</text:span><text:span text:style-name="T3_16"><text:s/></text:span><text:span text:style-name="T3_17">dades</text:span></text:p>
          </table:table-cell>
        </table:table-row>
        <table:table-row table:style-name="Row2">
          <table:table-cell table:style-name="Cell3">
            <text:p text:style-name="P4"><text:span text:style-name="T4_1">Classe</text:span><text:span text:style-name="T4_2">:<text:s/></text:span><text:span text:style-name="T4_3">UsuariRegistrat</text:span></text:p>
            <text:p text:style-name="P5"><text:span text:style-name="T5_1">Atributs</text:span><text:span text:style-name="T5_2">:</text:span></text:p>
            <text:list text:style-name="LS1" xml:id="list0">
              <text:list-item>
                <text:p text:style-name="P6"><text:span text:style-name="T6_1">nom</text:span></text:p>
              </text:list-item>
              <text:list-item>
                <text:p text:style-name="P7"><text:span text:style-name="T7_1">cognom</text:span></text:p>
              </text:list-item>
              <text:list-item>
                <text:p text:style-name="P8"><text:span text:style-name="T8_1">username</text:span></text:p>
              </text:list-item>
              <text:list-item>
                <text:p text:style-name="P9"><text:span text:style-name="T9_1">pwd</text:span></text:p>
              </text:list-item>
            </text:list>
          </table:table-cell>
          <table:table-cell table:style-name="Cell4">
            <text:p text:style-name="P10"><text:span text:style-name="T10_1">Taula</text:span><text:span text:style-name="T10_2">:<text:s/></text:span><text:span text:style-name="T10_3">UsuariRegistrat</text:span></text:p>
            <text:p text:style-name="P11"><text:span text:style-name="T11_1">Camps</text:span><text:span text:style-name="T11_2">:</text:span></text:p>
            <text:list text:style-name="LS2" xml:id="list4">
              <text:list-item>
                <text:p text:style-name="P12"><text:span text:style-name="T12_1">nom</text:span></text:p>
              </text:list-item>
              <text:list-item>
                <text:p text:style-name="P13"><text:span text:style-name="T13_1">cognom</text:span></text:p>
              </text:list-item>
              <text:list-item>
                <text:p text:style-name="P14"><text:span text:style-name="T14_1">username</text:span></text:p>
              </text:list-item>
              <text:list-item>
                <text:p text:style-name="P15"><text:span text:style-name="T15_1">pwd</text:span></text:p>
              </text:list-item>
            </text:list>
          </table:table-cell>
        </table:table-row>
        <table:table-row table:style-name="Row3">
          <table:table-cell table:style-name="Cell5">
            <text:p text:style-name="P16"><text:span text:style-name="T16_1">Classe</text:span><text:span text:style-name="T16_2">:<text:s/></text:span><text:span text:style-name="T16_3">Jugador</text:span></text:p>
            <text:p text:style-name="P17"><text:span text:style-name="T17_1">Atributs</text:span><text:span text:style-name="T17_2">:</text:span></text:p>
            <text:list text:style-name="LS3" xml:id="list8">
              <text:list-item>
                <text:p text:style-name="P18"><text:span text:style-name="T18_1">email</text:span></text:p>
              </text:list-item>
              <text:list-item>
                <text:p text:style-name="P19"><text:span text:style-name="T19_1">millorPuntuacio</text:span></text:p>
              </text:list-item>
            </text:list>
          </table:table-cell>
          <table:table-cell table:style-name="Cell6">
            <text:p text:style-name="P20"><text:span text:style-name="T20_1">Taula</text:span><text:span text:style-name="T20_2">:<text:s/></text:span><text:span text:style-name="T20_3">Jugador</text:span></text:p>
            <text:p text:style-name="P21"><text:span text:style-name="T21_1">Camps</text:span><text:span text:style-name="T21_2">:</text:span></text:p>
            <text:list text:style-name="LS4" xml:id="list10">
              <text:list-item>
                <text:p text:style-name="P22"><text:span text:style-name="T22_1">email</text:span></text:p>
              </text:list-item>
              <text:list-item>
                <text:p text:style-name="P23"><text:span text:style-name="T23_1">millorPuntuacio</text:span></text:p>
              </text:list-item>
            </text:list>
          </table:table-cell>
        </table:table-row>
        <table:table-row table:style-name="Row4">
          <table:table-cell table:style-name="Cell7">
            <text:p text:style-name="P24"><text:span text:style-name="T24_1">Classe</text:span><text:span text:style-name="T24_2">:<text:s/></text:span><text:span text:style-name="T24_3">Partida</text:span></text:p>
            <text:p text:style-name="P25"><text:span text:style-name="T25_1">Atributs</text:span><text:span text:style-name="T25_2">:</text:span></text:p>
            <text:list text:style-name="LS5" xml:id="list12">
              <text:list-item>
                <text:p text:style-name="P26"><text:span text:style-name="T26_1">idPartida</text:span></text:p>
              </text:list-item>
              <text:list-item>
                <text:p text:style-name="P27"><text:span text:style-name="T27_1">estaAcabada</text:span></text:p>
              </text:list-item>
              <text:list-item>
                <text:p text:style-name="P28"><text:span text:style-name="T28_1">estaGuanyada</text:span></text:p>
              </text:list-item>
              <text:list-item>
                <text:p text:style-name="P29"><text:span text:style-name="T29_1">puntuacio</text:span></text:p>
              </text:list-item>
            </text:list>
          </table:table-cell>
          <table:table-cell table:style-name="Cell8">
            <text:p text:style-name="P30"><text:span text:style-name="T30_1">Taula</text:span><text:span text:style-name="T30_2">:<text:s/></text:span><text:span text:style-name="T30_3">Partida</text:span></text:p>
            <text:p text:style-name="P31"><text:span text:style-name="T31_1">Atributs</text:span></text:p>
            <text:list text:style-name="LS6" xml:id="list16">
              <text:list-item>
                <text:p text:style-name="P32"><text:span text:style-name="T32_1">idPartida</text:span></text:p>
              </text:list-item>
              <text:list-item>
                <text:p text:style-name="P33"><text:span text:style-name="T33_1">estaAcabada</text:span></text:p>
              </text:list-item>
              <text:list-item>
                <text:p text:style-name="P34"><text:span text:style-name="T34_1">estaGuanyada</text:span></text:p>
              </text:list-item>
              <text:list-item>
                <text:p text:style-name="P35"><text:span text:style-name="T35_1">puntuacio</text:span></text:p>
              </text:list-item>
            </text:list>
          </table:table-cell>
        </table:table-row>
        <table:table-row table:style-name="Row5">
          <table:table-cell table:style-name="Cell9">
            <text:p text:style-name="P36"><text:span text:style-name="T36_1">Classe</text:span><text:span text:style-name="T36_2">:<text:s/></text:span><text:span text:style-name="T36_3">Casella</text:span></text:p>
            <text:p text:style-name="P37"><text:span text:style-name="T37_1">Atributs</text:span><text:span text:style-name="T37_2">:</text:span></text:p>
            <text:list text:style-name="LS7" xml:id="list20">
              <text:list-item>
                <text:p text:style-name="P38"><text:span text:style-name="T38_1">numeroFila</text:span></text:p>
              </text:list-item>
              <text:list-item>
                <text:p text:style-name="P39"><text:span text:style-name="T39_1">numeroColumna</text:span></text:p>
              </text:list-item>
              <text:list-item>
                <text:p text:style-name="P40"><text:span text:style-name="T40_1">numero</text:span></text:p>
              </text:list-item>
            </text:list>
          </table:table-cell>
          <table:table-cell table:style-name="Cell10">
            <text:p text:style-name="P41"><text:span text:style-name="T41_1">Taula</text:span><text:span text:style-name="T41_2">:<text:s/></text:span><text:span text:style-name="T41_3">Casella</text:span></text:p>
            <text:p text:style-name="P42"><text:span text:style-name="T42_1">Camps</text:span><text:span text:style-name="T42_2">:</text:span></text:p>
            <text:list text:style-name="LS8" xml:id="list23">
              <text:list-item>
                <text:p text:style-name="P43"><text:span text:style-name="T43_1">numeroFila</text:span></text:p>
              </text:list-item>
              <text:list-item>
                <text:p text:style-name="P44"><text:span text:style-name="T44_1">numeroColumna</text:span></text:p>
              </text:list-item>
              <text:list-item>
                <text:p text:style-name="P45"><text:span text:style-name="T45_1">numero</text:span></text:p>
              </text:list-item>
            </text:list>
          </table:table-cell>
        </table:table-row>
        <table:table-row table:style-name="Row6">
          <table:table-cell table:style-name="Cell11">
            <text:p text:style-name="P46"><text:span text:style-name="T46_1">Classe</text:span><text:span text:style-name="T46_2">:<text:s/></text:span><text:span text:style-name="T46_3">Joc</text:span><text:span text:style-name="T46_4">2048</text:span></text:p>
            <text:p text:style-name="P47"><text:span text:style-name="T47_1">Atributs</text:span><text:span text:style-name="T47_2">:</text:span></text:p>
            <text:list text:style-name="LS9" xml:id="list26">
              <text:list-item>
                <text:p text:style-name="P48"><text:span text:style-name="T48_1">idPartida</text:span></text:p>
              </text:list-item>
            </text:list>
          </table:table-cell>
          <table:table-cell table:style-name="Cell12">
            <text:p text:style-name="P49"><text:span text:style-name="T49_1">Taula</text:span><text:span text:style-name="T49_2">:<text:s/></text:span><text:span text:style-name="T49_3">Joc</text:span></text:p>
            <text:p text:style-name="P50"><text:span text:style-name="T50_1">Camps</text:span><text:span text:style-name="T50_2">::</text:span></text:p>
            <text:list text:style-name="LS10" xml:id="list27">
              <text:list-item>
                <text:p text:style-name="P51"><text:span text:style-name="T51_1">idPartida</text:span></text:p>
              </text:list-item>
            </text:list>
          </table:table-cell>
        </table:table-row>
        <table:table-row table:style-name="Row7">
          <table:table-cell table:style-name="Cell13">
            <text:p text:style-name="P52"><text:span text:style-name="T52_1">Associació</text:span><text:span text:style-name="T52_2">:<text:s/></text:span><text:span text:style-name="T52_3">Joc</text:span><text:span text:style-name="T52_4">2048-</text:span><text:span text:style-name="T52_5">IOrdenacioStrategy</text:span></text:p>
          </table:table-cell>
          <table:table-cell table:style-name="Cell14">
            <text:p text:style-name="P53"><text:span text:style-name="T53_1">Camp</text:span><text:span text:style-name="T53_2">:<text:s/></text:span><text:span text:style-name="T53_3">idEstrategiaOrdenacio</text:span><text:span text:style-name="T53_4">,<text:s/></text:span><text:span text:style-name="T53_5">Taula</text:span><text:span text:style-name="T53_6">:<text:s/></text:span><text:span text:style-name="T53_7">Joc</text:span></text:p>
          </table:table-cell>
        </table:table-row>
        <table:table-row table:style-name="Row8">
          <table:table-cell table:style-name="Cell15">
            <text:p text:style-name="P54"><text:span text:style-name="T54_1">Associació</text:span><text:span text:style-name="T54_2">:<text:s/></text:span><text:span text:style-name="T54_3">Partida</text:span><text:span text:style-name="T54_4">(</text:span><text:span text:style-name="T54_5">partidaActual</text:span><text:span text:style-name="T54_6">)-</text:span><text:span text:style-name="T54_7">Jugador</text:span><text:span text:style-name="T54_8">(</text:span><text:span text:style-name="T54_9">jugadorPartidaActual</text:span><text:span text:style-name="T54_10">)</text:span></text:p>
          </table:table-cell>
          <table:table-cell table:style-name="Cell16">
            <text:p text:style-name="P55"><text:span text:style-name="T55_1">Camps</text:span><text:span text:style-name="T55_2">:<text:s/></text:span><text:span text:style-name="T55_3">username</text:span><text:span text:style-name="T55_4"><text:s/></text:span><text:span text:style-name="T55_5">i</text:span><text:span text:style-name="T55_6"><text:s/></text:span><text:span text:style-name="T55_7">estaAcabada</text:span><text:span text:style-name="T55_8">,<text:s/></text:span><text:span text:style-name="T55_9">Taula</text:span><text:span text:style-name="T55_10">:<text:s/></text:span><text:span text:style-name="T55_11">Partida</text:span></text:p>
            <text:p text:style-name="P56"><text:span text:style-name="T56_1">si</text:span><text:span text:style-name="T56_2"><text:s/></text:span><text:span text:style-name="T56_3">el</text:span><text:span text:style-name="T56_4"><text:s/></text:span><text:span text:style-name="T56_5">camp</text:span><text:span text:style-name="T56_6"><text:s/></text:span><text:span text:style-name="T56_7">estaAcabada</text:span><text:span text:style-name="T56_8"><text:s/></text:span><text:span text:style-name="T56_9">de</text:span><text:span text:style-name="T56_10"><text:s/></text:span><text:span text:style-name="T56_11">la</text:span><text:span text:style-name="T56_12"><text:s/></text:span><text:span text:style-name="T56_13">taula</text:span><text:span text:style-name="T56_14"><text:s/></text:span><text:span text:style-name="T56_15">partida</text:span><text:span text:style-name="T56_16"><text:s/>==<text:s/></text:span><text:span text:style-name="T56_17">false</text:span><text:span text:style-name="T56_18"><text:s/></text:span><text:span text:style-name="T56_19">llavors</text:span><text:span text:style-name="T56_20"><text:s/></text:span><text:span text:style-name="T56_21">el</text:span><text:span text:style-name="T56_22"><text:s/></text:span><text:span text:style-name="T56_23">jugador</text:span><text:span text:style-name="T56_24"><text:s/></text:span><text:span text:style-name="T56_25">de</text:span><text:span text:style-name="T56_26"><text:s/></text:span><text:span text:style-name="T56_27">la</text:span><text:span text:style-name="T56_28"><text:s/></text:span><text:span text:style-name="T56_29">partida</text:span><text:span text:style-name="T56_30"><text:s/></text:span><text:span text:style-name="T56_31">correspon</text:span><text:span text:style-name="T56_32"><text:s/></text:span><text:span text:style-name="T56_33">a</text:span><text:span text:style-name="T56_34"><text:s/></text:span><text:span text:style-name="T56_35">un</text:span><text:span text:style-name="T56_36"><text:s/></text:span><text:span text:style-name="T56_37">jugador</text:span><text:span text:style-name="T56_38"><text:s/></text:span><text:span text:style-name="T56_39">actual</text:span><text:span text:style-name="T56_40"><text:s/></text:span><text:span text:style-name="T56_41">que</text:span><text:span text:style-name="T56_42"><text:s/></text:span><text:span text:style-name="T56_43">juga</text:span><text:span text:style-name="T56_44"><text:s/></text:span><text:span text:style-name="T56_45">una</text:span><text:span text:style-name="T56_46"><text:s/></text:span><text:span text:style-name="T56_47">partida</text:span><text:span text:style-name="T56_48"><text:s/></text:span><text:span text:style-name="T56_49">actual</text:span></text:p>
          </table:table-cell>
        </table:table-row>
        <table:table-row table:style-name="Row9">
          <table:table-cell table:style-name="Cell17">
            <text:p text:style-name="P57"><text:span text:style-name="T57_1">Associació</text:span><text:span text:style-name="T57_2">:</text:span></text:p>
            <text:p text:style-name="P58"><text:span text:style-name="T58_1">Partida</text:span><text:span text:style-name="T58_2">(</text:span><text:span text:style-name="T58_3">partidaJugada</text:span><text:span text:style-name="T58_4">)-</text:span><text:span text:style-name="T58_5">Jugador</text:span><text:span text:style-name="T58_6">(</text:span><text:span text:style-name="T58_7">jugadorPartidaJugada</text:span><text:span text:style-name="T58_8">)</text:span></text:p>
          </table:table-cell>
          <table:table-cell table:style-name="Cell18">
            <text:p text:style-name="P59"><text:span text:style-name="T59_1">Camps</text:span><text:span text:style-name="T59_2">:<text:s/></text:span><text:span text:style-name="T59_3">username</text:span><text:span text:style-name="T59_4"><text:s/></text:span><text:span text:style-name="T59_5">i</text:span><text:span text:style-name="T59_6"><text:s/></text:span><text:span text:style-name="T59_7">estaAcabada</text:span><text:span text:style-name="T59_8">,<text:s/></text:span><text:span text:style-name="T59_9">Taula</text:span><text:span text:style-name="T59_10">:<text:s/></text:span><text:span text:style-name="T59_11">Partida</text:span></text:p>
            <text:p text:style-name="P60"><text:span text:style-name="T60_1">si</text:span><text:span text:style-name="T60_2"><text:s/></text:span><text:span text:style-name="T60_3">el</text:span><text:span text:style-name="T60_4"><text:s/></text:span><text:span text:style-name="T60_5">camp</text:span><text:span text:style-name="T60_6"><text:s/></text:span><text:span text:style-name="T60_7">estaAcabada</text:span><text:span text:style-name="T60_8"><text:s/></text:span><text:span text:style-name="T60_9">de</text:span><text:span text:style-name="T60_10"><text:s/></text:span><text:span text:style-name="T60_11">la</text:span><text:span text:style-name="T60_12"><text:s/></text:span><text:span text:style-name="T60_13">taula</text:span><text:span text:style-name="T60_14"><text:s/></text:span><text:span text:style-name="T60_15">partida</text:span><text:span text:style-name="T60_16"><text:s/>==<text:s/></text:span><text:span text:style-name="T60_17">true</text:span><text:span text:style-name="T60_18"><text:s/></text:span><text:span text:style-name="T60_19">llavors</text:span><text:span text:style-name="T60_20"><text:s/></text:span><text:span text:style-name="T60_21">el</text:span><text:span text:style-name="T60_22"><text:s/></text:span><text:span text:style-name="T60_23">jugador</text:span><text:span text:style-name="T60_24"><text:s/></text:span><text:span text:style-name="T60_25">de</text:span><text:span text:style-name="T60_26"><text:s/></text:span><text:span text:style-name="T60_27">la</text:span><text:span text:style-name="T60_28"><text:s/></text:span><text:span text:style-name="T60_29">partida</text:span><text:span text:style-name="T60_30"><text:s/></text:span><text:span text:style-name="T60_31">correspon</text:span><text:span text:style-name="T60_32"><text:s/></text:span><text:span text:style-name="T60_33">a</text:span><text:span text:style-name="T60_34"><text:s/></text:span><text:span text:style-name="T60_35">un</text:span><text:span text:style-name="T60_36"><text:s/></text:span><text:span text:style-name="T60_37">jugador</text:span><text:span text:style-name="T60_38"><text:s/></text:span><text:span text:style-name="T60_39">que</text:span><text:span text:style-name="T60_40"><text:s/></text:span><text:span text:style-name="T60_41">ha</text:span><text:span text:style-name="T60_42"><text:s/></text:span><text:span text:style-name="T60_43">jugat</text:span><text:span text:style-name="T60_44"><text:s/></text:span><text:span text:style-name="T60_45">una</text:span><text:span text:style-name="T60_46"><text:s/></text:span><text:span text:style-name="T60_47">partida</text:span><text:span text:style-name="T60_48"><text:s/></text:span><text:span text:style-name="T60_49">jugada</text:span></text:p>
            <text:p text:style-name="P61"/>
          </table:table-cell>
        </table:table-row>
        <table:table-row table:style-name="Row10">
          <table:table-cell table:style-name="Cell19">
            <text:p text:style-name="P62"><text:span text:style-name="T62_1">Associació</text:span><text:span text:style-name="T62_2">:</text:span></text:p>
            <text:p text:style-name="P63"><text:span text:style-name="T63_1">Partida</text:span><text:span text:style-name="T63_2">-</text:span><text:span text:style-name="T63_3">Casella</text:span></text:p>
          </table:table-cell>
          <table:table-cell table:style-name="Cell20">
            <text:p text:style-name="P64"><text:span text:style-name="T64_1">Atribut</text:span><text:span text:style-name="T64_2">:<text:s/></text:span><text:span text:style-name="T64_3">idPartida</text:span><text:span text:style-name="T64_4">,<text:s/></text:span><text:span text:style-name="T64_5">Taula</text:span><text:span text:style-name="T64_6">:<text:s/></text:span><text:span text:style-name="T64_7">Casella</text:span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